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a96" officeooo:paragraph-rsid="0003ca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statement: Elderly people are extremely prone to internet scams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9:39:18.630864239</meta:creation-date>
    <meta:generator>LibreOffice/24.2.6.2$Linux_X86_64 LibreOffice_project/8e9a753d9daaea75c34b417ba1bdf556bf2fc5b3</meta:generator>
    <dc:date>2024-09-18T20:04:23.719499676</dc:date>
    <meta:editing-duration>PT14M</meta:editing-duration>
    <meta:editing-cycles>1</meta:editing-cycles>
    <meta:document-statistic meta:table-count="0" meta:image-count="0" meta:object-count="0" meta:page-count="1" meta:paragraph-count="1" meta:word-count="10" meta:character-count="72" meta:non-whitespace-character-count="63"/>
  </office:meta>
</office:document-meta>
</file>